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40%" fo:text-align="center" style:justify-single-word="false"/>
      <style:text-properties fo:color="#000000" fo:font-size="21pt" fo:font-weight="normal" officeooo:rsid="00187041" officeooo:paragraph-rsid="001bdda4" style:font-size-asian="21pt" style:font-weight-asian="normal" style:font-size-complex="21pt" style:font-weight-complex="normal"/>
    </style:style>
    <style:style style:name="P2" style:family="paragraph" style:parent-style-name="Standard">
      <style:paragraph-properties fo:line-height="140%" fo:text-align="center" style:justify-single-word="false"/>
      <style:text-properties fo:font-size="21pt" officeooo:rsid="000f3ba4" officeooo:paragraph-rsid="001bdda4" style:font-size-asian="21pt" style:font-size-complex="21pt"/>
    </style:style>
    <style:style style:name="P3" style:family="paragraph" style:parent-style-name="Standard">
      <style:paragraph-properties fo:line-height="140%" fo:text-align="center" style:justify-single-word="false"/>
      <style:text-properties fo:font-size="21pt" officeooo:rsid="000f5347" officeooo:paragraph-rsid="001bdda4" style:font-size-asian="21pt" style:font-size-complex="21pt"/>
    </style:style>
    <style:style style:name="P4" style:family="paragraph" style:parent-style-name="Standard" style:master-page-name="Standard">
      <style:paragraph-properties fo:line-height="130%" fo:text-align="center" style:justify-single-word="false" style:page-number="auto"/>
      <style:text-properties fo:font-size="16pt" officeooo:rsid="000f3ba4" officeooo:paragraph-rsid="001bdda4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1bdda4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bdda4" style:font-size-asian="12pt" style:font-size-complex="12pt"/>
    </style:style>
    <style:style style:name="gr1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18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rcado Com Sangue</text:span><text:tab/><text:span text:style-name="T4">Ministério Além do Véu <text:s text:c="5"/></text:span><text:span text:style-name="T1">[ </text:span><text:span text:style-name="T2">06</text:span><text:span text:style-name="T1"> ]</text:span></text:p>
      <text:p text:style-name="P2">O que fazer</text:p>
      <text:p text:style-name="P2">Se o mar não se abrir</text:p>
      <text:p text:style-name="P2">E se meus inimigos me alcançarem</text:p>
      <text:p text:style-name="P2">Para onde eu irei</text:p>
      <text:p text:style-name="P2">Mas olho para o alto e lembro da promessa</text:p>
      <text:p text:style-name="P2">Vou me levantar pra Vitória</text:p>
      <text:p text:style-name="P2">No caminho do milagre eu vou estar</text:p>
      <text:p text:style-name="P2"/>
      <text:p text:style-name="P2">Coro:</text:p>
      <text:p text:style-name="P2">Eu fui marcado com sangue</text:p>
      <text:p text:style-name="P2">Chamado pra vencer</text:p>
      <text:p text:style-name="P2">Pela fé eu sei que posso</text:p>
      <text:p text:style-name="P2">Conquistar o impossível</text:p>
      <text:p text:style-name="P2">Eu fui marcado com sangue</text:p>
      <text:p text:style-name="P2">Nada pode me deter</text:p>
      <text:p text:style-name="P2">O impossível Deus faz acontecer</text:p>
      <text:p text:style-name="P2"/>
      <text:p text:style-name="P3"><draw:custom-shape text:anchor-type="paragraph" draw:z-index="1" draw:style-name="gr2" draw:text-style-name="P7" svg:width="0.317cm" svg:height="3.181cm" svg:x="13.254cm" svg:y="-0.23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0" draw:style-name="gr1" draw:text-style-name="P6" svg:width="0.646cm" svg:height="2.382cm" svg:x="13.878cm" svg:y="0.191cm"><draw:text-box><text:p text:style-name="P5">F</text:p><text:p text:style-name="P5">I</text:p><text:p text:style-name="P5">N</text:p><text:p text:style-name="P5">A</text:p><text:p text:style-name="P5">L</text:p></draw:text-box></draw:frame>Só Ele faz</text:p>
      <text:p text:style-name="P3">O Impossível Deus faz acontecer</text:p>
      <text:p text:style-name="P1">Aconte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2:29:10.072947841</dc:date>
    <meta:editing-duration>PT25M30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9" meta:word-count="91" meta:character-count="455" meta:non-whitespace-character-count="378"/>
  </office:meta>
</office:document-meta>
</file>